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AFE530899B120516BD.png" manifest:media-type="image/png"/>
  <manifest:file-entry manifest:full-path="Pictures/10000201000001B8000001B8EBE4C55AFD7CB71C.png" manifest:media-type="image/png"/>
  <manifest:file-entry manifest:full-path="Pictures/100002010000052B00000476FB45CEFA6C122861.png" manifest:media-type="image/png"/>
  <manifest:file-entry manifest:full-path="Pictures/100002010000078000000657305030336C88CA64.png" manifest:media-type="image/png"/>
  <manifest:file-entry manifest:full-path="Pictures/10000201000002A6000001C683C37279F86D76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181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4.731cm" svg:height="4.084cm" svg:x="0cm" svg:y="6.559cm">
          <draw:image xlink:href="Pictures/100002010000052B00000476FB45CEFA6C122861.png" xlink:type="simple" xlink:show="embed" xlink:actuate="onLoad">
            <text:p/>
          </draw:image>
        </draw:frame>
        <draw:frame draw:style-name="gr1" draw:text-style-name="P1" xml:id="id1" draw:id="id1" draw:layer="layout" svg:width="10.16cm" svg:height="10.16cm" svg:x="8.666cm" svg:y="3.449cm">
          <draw:image xlink:href="Pictures/10000201000001B8000001B8EBE4C55AFD7CB71C.png" xlink:type="simple" xlink:show="embed" xlink:actuate="onLoad">
            <text:p/>
          </draw:image>
        </draw:frame>
        <draw:custom-shape draw:style-name="gr2" draw:text-style-name="P3" xml:id="id2" draw:id="id2" draw:layer="layout" svg:width="5.079cm" svg:height="2.285cm" draw:transform="rotate (1.57201805727129) translate (22.861cm 11.177cm)">
          <text:p text:style-name="P2"><text:span text:style-name="T1">GPF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" draw:text-style-name="P1" draw:layer="layout" svg:width="4.207cm" svg:height="3.556cm" svg:x="12.079cm" svg:y="12.531cm">
          <draw:image xlink:href="Pictures/100002010000078000000657305030336C88CA64.png" xlink:type="simple" xlink:show="embed" xlink:actuate="onLoad">
            <text:p/>
          </draw:image>
        </draw:frame>
        <draw:frame draw:style-name="gr1" draw:text-style-name="P1" draw:layer="layout" svg:width="6.376cm" svg:height="4.269cm" svg:x="15.098cm" svg:y="1.574cm">
          <draw:image xlink:href="Pictures/10000201000002A6000001C683C37279F86D763B.png" xlink:type="simple" xlink:show="embed" xlink:actuate="onLoad">
            <text:p/>
          </draw:image>
        </draw:frame>
        <draw:connector draw:style-name="gr3" draw:text-style-name="P1" draw:layer="layout" draw:type="line" svg:x1="18.826cm" svg:y1="8.529cm" svg:x2="22.855cm" svg:y2="8.637cm" draw:start-shape="id1" draw:start-glue-point="1" draw:end-shape="id2" draw:end-glue-point="4" svg:d="M18826 8529l4029 108" svg:viewBox="0 0 4030 109">
          <text:p text:style-name="P2"><text:span text:style-name="T2">1GB/s</text:span></text:p>
          <text:p text:style-name="P2"><text:span text:style-name="T2"/></text:p>
        </draw:connector>
        <draw:connector draw:style-name="gr3" draw:text-style-name="P1" draw:layer="layout" draw:type="line" svg:x1="4.731cm" svg:y1="8.601cm" svg:x2="8.666cm" svg:y2="8.529cm" draw:start-shape="id3" draw:start-glue-point="1" draw:end-shape="id1" svg:d="M4731 8601l3935-72" svg:viewBox="0 0 3936 73">
          <text:p text:style-name="P2"><text:span text:style-name="T2">1 GB/s</text:span></text:p>
          <text:p text:style-name="P2"><text:span text:style-name="T2"/></text:p>
        </draw:connector>
        <draw:line draw:style-name="gr4" draw:text-style-name="P1" draw:layer="layout" svg:x1="17.846cm" svg:y1="7.367cm" svg:x2="17.846cm" svg:y2="5.081cm">
          <text:p text:style-name="P2"><text:span text:style-name="T2">2 GB/s</text:span></text:p>
          <text:p text:style-name="P2"><text:span text:style-name="T2"/></text:p>
        </draw:line>
        <draw:line draw:style-name="gr4" draw:text-style-name="P1" draw:layer="layout" svg:x1="13.208cm" svg:y1="13.971cm" svg:x2="13.372cm" svg:y2="9.653cm">
          <text:p text:style-name="P2"><text:span text:style-name="T2">6 GB/s</text:span></text:p>
          <text:p text:style-name="P2"><text:span text:style-name="T2"/></text:p>
        </draw:line>
        <draw:frame draw:style-name="gr1" draw:text-style-name="P1" draw:layer="layout" svg:width="5.842cm" svg:height="3.407cm" svg:x="7.874cm" svg:y="2.033cm">
          <draw:image xlink:href="Pictures/100002010000012C000000AFE530899B120516BD.png" xlink:type="simple" xlink:show="embed" xlink:actuate="onLoad">
            <text:p/>
          </draw:image>
        </draw:frame>
        <draw:line draw:style-name="gr4" draw:text-style-name="P1" draw:layer="layout" svg:x1="11.748cm" svg:y1="6.864cm" svg:x2="11.748cm" svg:y2="5.086cm">
          <text:p text:style-name="P2"><text:span text:style-name="T2">120 GB/s</text:span></text:p>
          <text:p text:style-name="P2"><text:span text:style-name="T2"/></text:p>
        </draw:line>
        <draw:frame draw:style-name="gr5" draw:text-style-name="P4" draw:layer="layout" svg:width="5.226cm" svg:height="0.962cm" svg:x="4.942cm" svg:y="9.653cm">
          <draw:text-box>
            <text:p><text:span text:style-name="T2">NFS over RD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3:58:57.663898890</meta:creation-date>
    <dc:date>2017-11-03T14:12:50.516698349</dc:date>
    <meta:editing-duration>PT3M42S</meta:editing-duration>
    <meta:editing-cycles>1</meta:editing-cycles>
    <meta:generator>LibreOffice/5.2.7.2$Linux_X86_64 LibreOffice_project/20m0$Build-2</meta:generator>
    <meta:document-statistic meta:object-count="12"/>
  </office:meta>
</office:document-meta>
</file>